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Normal" style:family="paragraph">
      <style:text-properties fo:font-size="10pt" style:font-size-asian="10pt" style:font-size-complex="10pt"/>
    </style:style>
    <style:style style:name="P3" style:parent-style-name="Normal" style:family="paragraph">
      <style:text-properties fo:font-size="10pt" style:font-size-asian="10pt" style:font-size-complex="10pt"/>
    </style:style>
    <style:style style:name="P4" style:parent-style-name="Normal" style:family="paragraph">
      <style:text-properties fo:font-size="10pt" style:font-size-asian="10pt" style:font-size-complex="10pt"/>
    </style:style>
    <style:style style:name="P5" style:parent-style-name="Normal" style:family="paragraph">
      <style:text-properties fo:font-size="10pt" style:font-size-asian="10pt" style:font-size-complex="10pt"/>
    </style:style>
    <style:style style:name="P6" style:parent-style-name="Normal" style:family="paragraph">
      <style:text-properties fo:font-size="10pt" style:font-size-asian="10pt" style:font-size-complex="10pt"/>
    </style:style>
    <style:style style:name="P7" style:parent-style-name="Normal" style:family="paragraph">
      <style:text-properties fo:font-size="10pt" style:font-size-asian="10pt" style:font-size-complex="10pt"/>
    </style:style>
    <style:style style:name="P8" style:parent-style-name="Normal" style:family="paragraph">
      <style:text-properties fo:font-size="10pt" style:font-size-asian="10pt" style:font-size-complex="10pt"/>
    </style:style>
    <style:style style:name="P9" style:parent-style-name="Normal" style:family="paragraph">
      <style:text-properties fo:font-size="10pt" style:font-size-asian="10pt" style:font-size-complex="10pt"/>
    </style:style>
    <style:style style:name="P10" style:parent-style-name="Normal" style:family="paragraph">
      <style:text-properties fo:font-size="10pt" style:font-size-asian="10pt" style:font-size-complex="10pt"/>
    </style:style>
    <style:style style:name="P11" style:parent-style-name="Normal" style:family="paragraph">
      <style:text-properties fo:font-size="10pt" style:font-size-asian="10pt" style:font-size-complex="10pt"/>
    </style:style>
    <style:style style:name="P12" style:parent-style-name="Normal" style:family="paragraph">
      <style:text-properties fo:font-size="10pt" style:font-size-asian="10pt" style:font-size-complex="10pt"/>
    </style:style>
    <style:style style:name="P13" style:parent-style-name="Normal" style:family="paragraph">
      <style:text-properties fo:font-size="10pt" style:font-size-asian="10pt" style:font-size-complex="10pt"/>
    </style:style>
    <style:style style:name="P14" style:parent-style-name="Normal" style:family="paragraph">
      <style:text-properties fo:font-size="10pt" style:font-size-asian="10pt" style:font-size-complex="10pt"/>
    </style:style>
    <style:style style:name="P15" style:parent-style-name="Normal" style:family="paragraph">
      <style:text-properties fo:font-size="10pt" style:font-size-asian="10pt" style:font-size-complex="10pt"/>
    </style:style>
    <style:style style:name="P16" style:parent-style-name="Normal" style:family="paragraph">
      <style:text-properties fo:font-size="10pt" style:font-size-asian="10pt" style:font-size-complex="10pt"/>
    </style:style>
    <style:style style:name="P17" style:parent-style-name="Normal" style:family="paragraph">
      <style:text-properties fo:font-size="10pt" style:font-size-asian="10pt" style:font-size-complex="10pt"/>
    </style:style>
    <style:style style:name="P18" style:parent-style-name="Normal" style:family="paragraph">
      <style:text-properties fo:font-size="10pt" style:font-size-asian="10pt" style:font-size-complex="10pt"/>
    </style:style>
    <style:style style:name="P19" style:parent-style-name="Normal" style:family="paragraph">
      <style:text-properties fo:font-size="10pt" style:font-size-asian="10pt" style:font-size-complex="10pt"/>
    </style:style>
    <style:style style:name="P20" style:parent-style-name="Normal" style:family="paragraph">
      <style:text-properties fo:font-size="10pt" style:font-size-asian="10pt" style:font-size-complex="10pt"/>
    </style:style>
    <style:style style:name="P21" style:parent-style-name="Normal" style:family="paragraph">
      <style:text-properties fo:font-size="10pt" style:font-size-asian="10pt" style:font-size-complex="10pt"/>
    </style:style>
    <style:style style:name="P22" style:parent-style-name="Normal" style:family="paragraph">
      <style:text-properties fo:font-size="10pt" style:font-size-asian="10pt" style:font-size-complex="10pt"/>
    </style:style>
    <style:style style:name="P23" style:parent-style-name="Normal" style:family="paragraph">
      <style:text-properties fo:font-size="10pt" style:font-size-asian="10pt" style:font-size-complex="10pt"/>
    </style:style>
    <style:style style:name="P24" style:parent-style-name="Normal" style:family="paragraph">
      <style:text-properties fo:font-size="10pt" style:font-size-asian="10pt" style:font-size-complex="10pt"/>
    </style:style>
    <style:style style:name="P25" style:parent-style-name="Normal" style:family="paragraph">
      <style:text-properties fo:font-size="10pt" style:font-size-asian="10pt" style:font-size-complex="10pt"/>
    </style:style>
    <style:style style:name="P26" style:parent-style-name="Normal" style:family="paragraph">
      <style:text-properties fo:font-size="10pt" style:font-size-asian="10pt" style:font-size-complex="10pt"/>
    </style:style>
    <style:style style:name="P27" style:parent-style-name="Normal" style:family="paragraph">
      <style:text-properties fo:font-size="10pt" style:font-size-asian="10pt" style:font-size-complex="10pt"/>
    </style:style>
    <style:style style:name="P28" style:parent-style-name="Normal" style:family="paragraph">
      <style:text-properties fo:font-size="10pt" style:font-size-asian="10pt" style:font-size-complex="10pt"/>
    </style:style>
    <style:style style:name="P29" style:parent-style-name="Normal" style:family="paragraph">
      <style:text-properties fo:font-size="10pt" style:font-size-asian="10pt" style:font-size-complex="10pt"/>
    </style:style>
    <style:style style:name="P30" style:parent-style-name="Normal" style:family="paragraph">
      <style:text-properties fo:font-size="10pt" style:font-size-asian="10pt" style:font-size-complex="10pt"/>
    </style:style>
    <style:style style:name="P31" style:parent-style-name="Normal" style:family="paragraph">
      <style:text-properties fo:font-size="10pt" style:font-size-asian="10pt" style:font-size-complex="10pt"/>
    </style:style>
    <style:style style:name="P32" style:parent-style-name="Normal" style:family="paragraph">
      <style:text-properties fo:font-size="10pt" style:font-size-asian="10pt" style:font-size-complex="10pt"/>
    </style:style>
    <style:style style:name="P33" style:parent-style-name="Normal" style:family="paragraph">
      <style:text-properties fo:font-size="10pt" style:font-size-asian="10pt" style:font-size-complex="10pt"/>
    </style:style>
    <style:style style:name="P34" style:parent-style-name="Normal" style:family="paragraph">
      <style:text-properties fo:font-size="10pt" style:font-size-asian="10pt" style:font-size-complex="10pt"/>
    </style:style>
    <style:style style:name="P35" style:parent-style-name="Normal" style:family="paragraph">
      <style:text-properties fo:font-size="10pt" style:font-size-asian="10pt" style:font-size-complex="10pt"/>
    </style:style>
    <style:style style:name="P36" style:parent-style-name="Normal" style:family="paragraph">
      <style:text-properties fo:font-size="10pt" style:font-size-asian="10pt" style:font-size-complex="10pt"/>
    </style:style>
    <style:style style:name="P37" style:parent-style-name="Normal" style:family="paragraph">
      <style:text-properties fo:font-size="10pt" style:font-size-asian="10pt" style:font-size-complex="10pt"/>
    </style:style>
    <style:style style:name="P38" style:parent-style-name="Normal" style:family="paragraph">
      <style:text-properties fo:font-size="10pt" style:font-size-asian="10pt" style:font-size-complex="10pt"/>
    </style:style>
    <style:style style:name="P39" style:parent-style-name="Normal" style:family="paragraph">
      <style:text-properties fo:font-size="10pt" style:font-size-asian="10pt" style:font-size-complex="10pt"/>
    </style:style>
    <style:style style:name="P40" style:parent-style-name="Normal" style:family="paragraph">
      <style:text-properties fo:font-size="10pt" style:font-size-asian="10pt" style:font-size-complex="10pt"/>
    </style:style>
    <style:style style:name="P41" style:parent-style-name="Normal" style:family="paragraph">
      <style:text-properties fo:font-size="10pt" style:font-size-asian="10pt" style:font-size-complex="10pt"/>
    </style:style>
    <style:style style:name="P42" style:parent-style-name="Normal" style:family="paragraph">
      <style:text-properties fo:font-size="10pt" style:font-size-asian="10pt" style:font-size-complex="10pt"/>
    </style:style>
    <style:style style:name="P43" style:parent-style-name="Normal" style:family="paragraph">
      <style:text-properties fo:font-size="10pt" style:font-size-asian="10pt" style:font-size-complex="10pt"/>
    </style:style>
    <style:style style:name="P44" style:parent-style-name="Normal" style:family="paragraph">
      <style:text-properties fo:font-size="10pt" style:font-size-asian="10pt" style:font-size-complex="10pt"/>
    </style:style>
    <style:style style:name="P45" style:parent-style-name="Normal" style:family="paragraph">
      <style:text-properties fo:font-size="10pt" style:font-size-asian="10pt" style:font-size-complex="10pt"/>
    </style:style>
    <style:style style:name="P46" style:parent-style-name="Normal" style:family="paragraph">
      <style:text-properties fo:font-size="10pt" style:font-size-asian="10pt" style:font-size-complex="10pt"/>
    </style:style>
    <style:style style:name="P47" style:parent-style-name="Normal" style:family="paragraph">
      <style:text-properties fo:font-size="10pt" style:font-size-asian="10pt" style:font-size-complex="10pt"/>
    </style:style>
    <style:style style:name="P48" style:parent-style-name="Normal" style:family="paragraph">
      <style:text-properties fo:font-size="10pt" style:font-size-asian="10pt" style:font-size-complex="10pt"/>
    </style:style>
    <style:style style:name="P49" style:parent-style-name="Normal" style:family="paragraph">
      <style:text-properties fo:font-size="10pt" style:font-size-asian="10pt" style:font-size-complex="10pt"/>
    </style:style>
    <style:style style:name="P50" style:parent-style-name="Normal" style:family="paragraph">
      <style:text-properties fo:font-size="10pt" style:font-size-asian="10pt" style:font-size-complex="10pt"/>
    </style:style>
    <style:style style:name="P51" style:parent-style-name="Normal" style:family="paragraph">
      <style:text-properties fo:font-size="10pt" style:font-size-asian="10pt" style:font-size-complex="10pt"/>
    </style:style>
    <style:style style:name="P52" style:parent-style-name="Normal" style:family="paragraph">
      <style:text-properties fo:font-size="10pt" style:font-size-asian="10pt" style:font-size-complex="10pt"/>
    </style:style>
    <style:style style:name="P53" style:parent-style-name="Normal" style:family="paragraph">
      <style:text-properties fo:font-size="10pt" style:font-size-asian="10pt" style:font-size-complex="10pt"/>
    </style:style>
    <style:style style:name="P54" style:parent-style-name="Normal" style:family="paragraph">
      <style:text-properties fo:font-size="10pt" style:font-size-asian="10pt" style:font-size-complex="10pt"/>
    </style:style>
    <style:style style:name="P55" style:parent-style-name="Normal" style:family="paragraph">
      <style:text-properties fo:font-size="10pt" style:font-size-asian="10pt" style:font-size-complex="10pt"/>
    </style:style>
    <style:style style:name="P56" style:parent-style-name="Normal" style:family="paragraph">
      <style:text-properties fo:font-size="10pt" style:font-size-asian="10pt" style:font-size-complex="10pt"/>
    </style:style>
    <style:style style:name="P57" style:parent-style-name="Normal" style:family="paragraph">
      <style:text-properties fo:font-size="10pt" style:font-size-asian="10pt" style:font-size-complex="10pt"/>
    </style:style>
    <style:style style:name="P58" style:parent-style-name="Normal" style:family="paragraph">
      <style:text-properties fo:font-size="10pt" style:font-size-asian="10pt" style:font-size-complex="10pt"/>
    </style:style>
    <style:style style:name="P59" style:parent-style-name="Normal" style:family="paragraph">
      <style:text-properties fo:font-size="10pt" style:font-size-asian="10pt" style:font-size-complex="10pt"/>
    </style:style>
    <style:style style:name="P60" style:parent-style-name="Normal" style:family="paragraph">
      <style:text-properties fo:font-size="10pt" style:font-size-asian="10pt" style:font-size-complex="10pt"/>
    </style:style>
    <style:style style:name="P61" style:parent-style-name="Normal" style:family="paragraph">
      <style:text-properties fo:font-size="10pt" style:font-size-asian="10pt" style:font-size-complex="10pt"/>
    </style:style>
    <style:style style:name="P62" style:parent-style-name="Normal" style:family="paragraph">
      <style:text-properties fo:font-size="10pt" style:font-size-asian="10pt" style:font-size-complex="10pt"/>
    </style:style>
    <style:style style:name="P63" style:parent-style-name="Normal" style:family="paragraph">
      <style:text-properties fo:font-size="10pt" style:font-size-asian="10pt" style:font-size-complex="10pt"/>
    </style:style>
    <style:style style:name="P64" style:parent-style-name="Normal" style:family="paragraph">
      <style:text-properties fo:font-size="10pt" style:font-size-asian="10pt" style:font-size-complex="10pt"/>
    </style:style>
    <style:style style:name="P65" style:parent-style-name="Normal" style:family="paragraph">
      <style:text-properties fo:font-size="10pt" style:font-size-asian="10pt" style:font-size-complex="10pt"/>
    </style:style>
    <style:style style:name="P66" style:parent-style-name="Normal" style:family="paragraph">
      <style:text-properties fo:font-size="10pt" style:font-size-asian="10pt" style:font-size-complex="10pt"/>
    </style:style>
    <style:style style:name="P67" style:parent-style-name="Normal" style:family="paragraph">
      <style:text-properties fo:font-size="10pt" style:font-size-asian="10pt" style:font-size-complex="10pt"/>
    </style:style>
    <style:style style:name="P68" style:parent-style-name="Normal" style:family="paragraph">
      <style:text-properties fo:font-size="10pt" style:font-size-asian="10pt" style:font-size-complex="10pt"/>
    </style:style>
    <style:style style:name="P69" style:parent-style-name="Normal" style:family="paragraph">
      <style:text-properties fo:font-size="10pt" style:font-size-asian="10pt" style:font-size-complex="10pt"/>
    </style:style>
    <style:style style:name="P70" style:parent-style-name="Normal" style:family="paragraph">
      <style:text-properties fo:font-size="10pt" style:font-size-asian="10pt" style:font-size-complex="10pt"/>
    </style:style>
    <style:style style:name="P71" style:parent-style-name="Normal" style:family="paragraph">
      <style:text-properties fo:font-size="10pt" style:font-size-asian="10pt" style:font-size-complex="10pt"/>
    </style:style>
    <style:style style:name="P72" style:parent-style-name="Normal" style:family="paragraph">
      <style:text-properties fo:font-size="10pt" style:font-size-asian="10pt" style:font-size-complex="10pt"/>
    </style:style>
    <style:style style:name="P73" style:parent-style-name="Normal" style:family="paragraph">
      <style:text-properties fo:font-size="10pt" style:font-size-asian="10pt" style:font-size-complex="10pt"/>
    </style:style>
    <style:style style:name="P74" style:parent-style-name="Normal" style:family="paragraph">
      <style:text-properties fo:font-size="10pt" style:font-size-asian="10pt" style:font-size-complex="10pt"/>
    </style:style>
    <style:style style:name="P75" style:parent-style-name="Normal" style:family="paragraph">
      <style:text-properties fo:font-size="10pt" style:font-size-asian="10pt" style:font-size-complex="10pt"/>
    </style:style>
    <style:style style:name="P76" style:parent-style-name="Normal" style:family="paragraph">
      <style:text-properties fo:font-size="10pt" style:font-size-asian="10pt" style:font-size-complex="10pt"/>
    </style:style>
    <style:style style:name="P77" style:parent-style-name="Normal" style:family="paragraph">
      <style:text-properties fo:font-size="10pt" style:font-size-asian="10pt" style:font-size-complex="10pt"/>
    </style:style>
    <style:style style:name="P78" style:parent-style-name="Normal" style:family="paragraph">
      <style:text-properties fo:font-size="10pt" style:font-size-asian="10pt" style:font-size-complex="10pt"/>
    </style:style>
    <style:style style:name="P79" style:parent-style-name="Normal" style:family="paragraph">
      <style:text-properties fo:font-size="10pt" style:font-size-asian="10pt" style:font-size-complex="10pt"/>
    </style:style>
    <style:style style:name="P80" style:parent-style-name="Normal" style:family="paragraph">
      <style:text-properties fo:font-size="10pt" style:font-size-asian="10pt" style:font-size-complex="10pt"/>
    </style:style>
    <style:style style:name="P81" style:parent-style-name="Normal" style:family="paragraph">
      <style:text-properties fo:font-size="10pt" style:font-size-asian="10pt" style:font-size-complex="10pt"/>
    </style:style>
    <style:style style:name="P82" style:parent-style-name="Normal" style:family="paragraph">
      <style:text-properties fo:font-size="10pt" style:font-size-asian="10pt" style:font-size-complex="10pt"/>
    </style:style>
    <style:style style:name="P83" style:parent-style-name="Normal" style:family="paragraph">
      <style:text-properties fo:font-size="10pt" style:font-size-asian="10pt" style:font-size-complex="10pt"/>
    </style:style>
    <style:style style:name="P84" style:parent-style-name="Normal" style:family="paragraph">
      <style:text-properties fo:font-size="10pt" style:font-size-asian="10pt" style:font-size-complex="10pt"/>
    </style:style>
    <style:style style:name="P85" style:parent-style-name="Normal" style:family="paragraph">
      <style:text-properties fo:font-size="10pt" style:font-size-asian="10pt" style:font-size-complex="10pt"/>
    </style:style>
    <style:style style:name="P86" style:parent-style-name="Normal" style:family="paragraph">
      <style:text-properties fo:font-size="10pt" style:font-size-asian="10pt" style:font-size-complex="10pt"/>
    </style:style>
    <style:style style:name="P87" style:parent-style-name="Normal" style:family="paragraph">
      <style:text-properties fo:font-size="10pt" style:font-size-asian="10pt" style:font-size-complex="10pt"/>
    </style:style>
    <style:style style:name="P88" style:parent-style-name="Normal" style:family="paragraph">
      <style:text-properties fo:font-size="10pt" style:font-size-asian="10pt" style:font-size-complex="10pt"/>
    </style:style>
    <style:style style:name="P89" style:parent-style-name="Normal" style:family="paragraph">
      <style:text-properties fo:font-size="10pt" style:font-size-asian="10pt" style:font-size-complex="10pt"/>
    </style:style>
    <style:style style:name="P90" style:parent-style-name="Normal" style:family="paragraph">
      <style:text-properties fo:font-size="10pt" style:font-size-asian="10pt" style:font-size-complex="10pt"/>
    </style:style>
    <style:style style:name="P91" style:parent-style-name="Normal" style:family="paragraph">
      <style:text-properties fo:font-size="10pt" style:font-size-asian="10pt" style:font-size-complex="10pt"/>
    </style:style>
    <style:style style:name="P92" style:parent-style-name="Normal" style:family="paragraph">
      <style:text-properties fo:font-size="10pt" style:font-size-asian="10pt" style:font-size-complex="10pt"/>
    </style:style>
    <style:style style:name="P93" style:parent-style-name="Normal" style:family="paragraph">
      <style:text-properties fo:font-size="10pt" style:font-size-asian="10pt" style:font-size-complex="10pt"/>
    </style:style>
    <style:style style:name="P94" style:parent-style-name="Normal" style:family="paragraph">
      <style:text-properties fo:font-size="10pt" style:font-size-asian="10pt" style:font-size-complex="10pt"/>
    </style:style>
    <style:style style:name="P95" style:parent-style-name="Normal" style:family="paragraph">
      <style:text-properties fo:font-size="10pt" style:font-size-asian="10pt" style:font-size-complex="10pt"/>
    </style:style>
    <style:style style:name="P96" style:parent-style-name="Normal" style:family="paragraph">
      <style:text-properties fo:font-size="10pt" style:font-size-asian="10pt" style:font-size-complex="10pt"/>
    </style:style>
    <style:style style:name="P97" style:parent-style-name="Normal" style:family="paragraph">
      <style:text-properties fo:font-size="10pt" style:font-size-asian="10pt" style:font-size-complex="10pt"/>
    </style:style>
    <style:style style:name="P98" style:parent-style-name="Normal" style:family="paragraph">
      <style:text-properties fo:font-size="10pt" style:font-size-asian="10pt" style:font-size-complex="10pt"/>
    </style:style>
    <style:style style:name="P99" style:parent-style-name="Normal" style:family="paragraph">
      <style:text-properties fo:font-size="10pt" style:font-size-asian="10pt" style:font-size-complex="10pt"/>
    </style:style>
    <style:style style:name="P100" style:parent-style-name="Normal" style:family="paragraph">
      <style:text-properties fo:font-size="10pt" style:font-size-asian="10pt" style:font-size-complex="10pt"/>
    </style:style>
    <style:style style:name="P101" style:parent-style-name="Normal" style:family="paragraph">
      <style:text-properties fo:font-size="10pt" style:font-size-asian="10pt" style:font-size-complex="10pt"/>
    </style:style>
    <style:style style:name="P102" style:parent-style-name="Normal" style:family="paragraph">
      <style:text-properties fo:font-size="10pt" style:font-size-asian="10pt" style:font-size-complex="10pt"/>
    </style:style>
    <style:style style:name="P103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mysql -u root -p</text:p>
      <text:p text:style-name="P2">SHOW TABLES;</text:p>
      <text:p text:style-name="P3">ERROR 1046 (3D000): Aucune base n'a été sélectionnée</text:p>
      <text:p text:style-name="P4">mysql&gt; USE garageauto;</text:p>
      <text:p text:style-name="P5">Database changed</text:p>
      <text:p text:style-name="P6">mysql&gt; SHOW TABLES;</text:p>
      <text:p text:style-name="P7">+-----------------------------+</text:p>
      <text:p text:style-name="P8">| Tables_in_garageauto <text:s text:c="7"/>|</text:p>
      <text:p text:style-name="P9">+-----------------------------+</text:p>
      <text:p text:style-name="P10">| doctrine_migration_versions |</text:p>
      <text:p text:style-name="P11">| messenger_messages <text:s text:c="9"/>|</text:p>
      <text:p text:style-name="P12">| user <text:s text:c="23"/>|</text:p>
      <text:p text:style-name="P13">| vehicule <text:s text:c="19"/>|</text:p>
      <text:p text:style-name="P14">+-----------------------------+</text:p>
      <text:p text:style-name="P15">4 rows in set (0.00 sec)</text:p>
      <text:p text:style-name="P16">mysql&gt; INSERT INTO user (email,roles,password)</text:p>
      <text:p text:style-name="P17"><text:s text:c="4"/>-&gt; VALUES ('rifialb212@gmail.com', JSON_ARRAY('ROLE_ADMIN'), 'lina1967');</text:p>
      <text:p text:style-name="P18">Query OK, 1 row affected (0.01 sec)</text:p>
      <text:p text:style-name="P19">mysql&gt; INSERT INTO vehicule (marque,modele,carburant,prix,kilometrage,porte,place,details,is_published)</text:p>
      <text:p text:style-name="P20"><text:s text:c="4"/>-&gt; VALUES ('volkswagen', 'golf3', 'essence', 10000, 150000, 5, 5, 'Voiture bonne état contrôle technique ok', 1);</text:p>
      <text:p text:style-name="P21">Query OK, 1 row affected (0.00 sec)</text:p>
      <text:p text:style-name="P22">mysql&gt; INSERT INTO admin (id, email, roles, password)</text:p>
      <text:p text:style-name="P23"><text:s text:c="4"/>-&gt; VALUES (2, 'rifialb212@gmail.com', '[\"ROLE_ADMIN\"]', 'abcde.0987');</text:p>
      <text:p text:style-name="P24">Query OK, 1 row affected (0.01 sec)</text:p>
      <text:p text:style-name="P25"/>
      <text:p text:style-name="P26">Pour service :<text:s/></text:p>
      <text:p text:style-name="P27">mysql&gt; USE garageauto;</text:p>
      <text:p text:style-name="P28">Database changed</text:p>
      <text:p text:style-name="P29">mysql&gt; INSERT INTO (service)</text:p>
      <text:p text:style-name="P30">mysql&gt; INSERT INTO description(service)</text:p>
      <text:soft-page-break/>
      <text:p text:style-name="P31"><text:s text:c="4"/>-&gt; VALUES ('Réparation de carrosserie et de mécanique : Profitez de l\'expertise de notre équipe dans la réparat</text:p>
      <text:p text:style-name="P32">ion de la carrosserie et de la mécanique de votre véhicule</text:p>
      <text:p text:style-name="P33"><text:s/>pour assurer sa performance et sa sécurité.');</text:p>
      <text:p text:style-name="P34">Query OK, 1 row affected (0.00 sec)</text:p>
      <text:p text:style-name="P35"/>
      <text:p text:style-name="P36">mysql&gt; INSERT INTO description(service)</text:p>
      <text:p text:style-name="P37"><text:s text:c="4"/>-&gt; VALUES ('Entretien régulier des véhicules : Nous assurons l\'entretien régulier de votre voiture pour garantir son bon fonctionnement et prolonger sa durée de vie.');</text:p>
      <text:p text:style-name="P38">Query OK, 1 row affected (0.01 sec)</text:p>
      <text:p text:style-name="P39"/>
      <text:p text:style-name="P40">mysql&gt; INSERT INTO description(service)</text:p>
      <text:p text:style-name="P41"><text:s text:c="4"/>-&gt; VALUES ('Vente de véhicules d\'occasion inspectés : Découvrez notre sélection de véhicules d\'occasion soigneusement inspectés pour répondre à tous vos besoins en matière de mobilité, avec la garantie de qualité et de fiabilité');</text:p>
      <text:p text:style-name="P42">Query OK, 1 row affected (0.01 sec)</text:p>
      <text:p text:style-name="P43"/>
      <text:p text:style-name="P44">mysql&gt; INSERT INTO description(service)</text:p>
      <text:p text:style-name="P45"><text:s text:c="4"/>-&gt; VALUES ('Équipe compétente et dévouée : Avec notre équipe compétente et dévouée, votre véhicule est entre de bonnes mains. Nous mettons tout en œuvre pour vous offrir un service professionnel et attentionné');</text:p>
      <text:p text:style-name="P46">Query OK, 1 row affected (0.01 sec)</text:p>
      <text:p text:style-name="P47"/>
      <text:p text:style-name="P48">mysql&gt; INSERT INTO description(service)</text:p>
      <text:p text:style-name="P49"><text:s text:c="4"/>-&gt; VALUES ('Attention personnalisée et soins dédiés : Chaque voiture confiée à notre garage est traitée avec le plus grand soin et bénéficie d\'une attention personnalisé</text:p>
      <text:p text:style-name="P50">e pour répondre à vos besoins spécifiques.');</text:p>
      <text:p text:style-name="P51">Query OK, 1 row affected (0.00 sec)</text:p>
      <text:p text:style-name="P52"/>
      <text:p text:style-name="P53">mysql&gt; INSERT INTO description(service)</text:p>
      <text:p text:style-name="P54"><text:s text:c="4"/>-&gt; VALUES ('Engagement envers la satisfaction client : Notre priorité est la satisfaction de nos clients. Nous nous engageons à fournir un service de qualité supérieure et à dépasser vos attentes.');</text:p>
      <text:p text:style-name="P55">Query OK, 1 row affected (0.00 sec)</text:p>
      <text:p text:style-name="P56"/>
      <text:p text:style-name="P57">mysql&gt; INSERT INTO description(service)</text:p>
      <text:soft-page-break/>
      <text:p text:style-name="P58"><text:s text:c="4"/>-&gt; VALUES ('Confiance et qualité : Chez Garage V. Parrot, la qualité rencontre la confiance. Nous sommes votre partenaire de confiance pour tous vos besoins en matière d\'entretien et de réparation automobile.');</text:p>
      <text:p text:style-name="P59">Query OK, 1 row affected (0.01 sec)</text:p>
      <text:p text:style-name="P60"/>
      <text:p text:style-name="P61"/>
      <text:p text:style-name="P62">Table_horaire :<text:s/></text:p>
      <text:p text:style-name="P63">mysql&gt; INSERT INTO horaire(jour,matin,soir)</text:p>
      <text:p text:style-name="P64"><text:s text:c="4"/>-&gt; VALUES ('Lundi :','8h45 - 12h00',' 14h00 - 18h00');</text:p>
      <text:p text:style-name="P65"/>
      <text:p text:style-name="P66">Query OK, 1 row affected (0.04 sec)</text:p>
      <text:p text:style-name="P67">INSERT INTO horaire(jour,matin,soir)</text:p>
      <text:p text:style-name="P68"><text:s text:c="4"/>-&gt; VALUES ('Mardi :','8h45 - 12h00',' 14h00 - 18h00');</text:p>
      <text:p text:style-name="P69"><text:s text:c="57"/>Query OK, 1 row affected (0.01 sec)</text:p>
      <text:p text:style-name="P70"/>
      <text:p text:style-name="P71">mysql&gt; INSERT INTO horaire(jour,matin,soir)</text:p>
      <text:p text:style-name="P72"><text:s text:c="4"/>-&gt; VALUES ('Mercredi :','8h45 - 12h00',' 14h00 - 18h00');</text:p>
      <text:p text:style-name="P73">Query OK, 1 row affected (0.01 sec)</text:p>
      <text:p text:style-name="P74"/>
      <text:p text:style-name="P75">mysql&gt; INSERT INTO horaire(jour,matin,soir)</text:p>
      <text:p text:style-name="P76"><text:s text:c="4"/>-&gt; VALUES ('Jeudi :','8h45 - 12h00',' 14h00 - 18h00');</text:p>
      <text:p text:style-name="P77"><text:s text:c="57"/>Query OK, 1 row affected (0.00 sec)</text:p>
      <text:p text:style-name="P78"/>
      <text:p text:style-name="P79">mysql&gt; INSERT INTO horaire(jour,matin,soir)</text:p>
      <text:p text:style-name="P80"><text:s text:c="4"/>-&gt; VALUES ('Vendredi :','8h45 - 12h00',' 14h00 - 18h00</text:p>
      <text:p text:style-name="P81">');</text:p>
      <text:p text:style-name="P82">Query OK, 1 row affected (0.01 sec)</text:p>
      <text:p text:style-name="P83"/>
      <text:p text:style-name="P84">mysql&gt; INSERT INTO horaire(jour,matin,soir)</text:p>
      <text:p text:style-name="P85"><text:s text:c="4"/>-&gt; VALUES ('Samedi :','9h00 - 12h00','');</text:p>
      <text:p text:style-name="P86">Query OK, 1 row affected (0.00 sec)</text:p>
      <text:p text:style-name="P87"/>
      <text:soft-page-break/>
      <text:p text:style-name="P88">mysql&gt; INSERT INTO horaire(jour,matin,soir)</text:p>
      <text:p text:style-name="P89"><text:s text:c="4"/>-&gt; VALUES ('Dimanche :','Fermé','');</text:p>
      <text:p text:style-name="P90">Query OK, 1 row affected (0.01 sec)</text:p>
      <text:p text:style-name="P91"/>
      <text:p text:style-name="P92">Temoignage :<text:s/></text:p>
      <text:p text:style-name="P93">INSERT INTO temoignage(nom,commentaire,note,statut) <text:s/></text:p>
      <text:p text:style-name="P94">VALUES ('Paul','Bon services','5','yes');</text:p>
      <text:p text:style-name="P95">Query OK, 1 row affected (0.01 sec) <text:s text:c="80"/>mysql&gt; INSERT INTO temoignage(nom,commentaire,note,statut)</text:p>
      <text:p text:style-name="P96"/>
      <text:p text:style-name="P97"><text:s text:c="4"/>-&gt; VALUES ('John','Equipe à l\écoute','5','yes');</text:p>
      <text:p text:style-name="P98">Query OK, 1 row affected (0.01 sec)</text:p>
      <text:p text:style-name="P99">Creation rôle admin :<text:s/></text:p>
      <text:p text:style-name="P100">mysql&gt; INSERT INTO admin(email,roles,password)</text:p>
      <text:p text:style-name="P101"><text:s text:c="4"/>-&gt; VALUES ('rifialb212@gmail.com','"ROLES_ADMIN"','aze</text:p>
      <text:p text:style-name="P102">rty212');</text:p>
      <text:p text:style-name="P103">Query OK, 1 row affected (0.00 sec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ina Bouzelmat</meta:initial-creator>
    <dc:creator>Lina Bouzelmat</dc:creator>
    <meta:creation-date>2024-02-17T01:02:00Z</meta:creation-date>
    <dc:date>2024-02-20T13:17:00Z</dc:date>
    <meta:template xlink:href="Normal.dotm" xlink:type="simple"/>
    <meta:editing-cycles>10</meta:editing-cycles>
    <meta:editing-duration>PT16860S</meta:editing-duration>
    <meta:document-statistic meta:page-count="4" meta:paragraph-count="9" meta:word-count="732" meta:character-count="4754" meta:row-count="33" meta:non-whitespace-character-count="4031"/>
  </office:meta>
</office:document-meta>
</file>